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Kontinent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<text:a xlink:href="mailto:max@muster.com" xlink:type="simple">max@muster.com</text:a>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a xlink:href="mailto:happy@land.com" xlink:type="simple">happy@land.com</text:a>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en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<text:a xlink:href="mailto:banana@fine.com" xlink:type="simple">banana@fine.com</text:a>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en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a xlink:href="mailto:Pencil@blue.com" xlink:type="simple">Pencil@blue.com</text:a>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d America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<text:a xlink:href="mailto:pencil@black.com" xlink:type="simple">pencil@black.com</text:a>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d Ame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43:34.507112388</meta:creation-date>
    <dc:date>2024-03-25T11:48:43.353247851</dc:date>
    <meta:editing-duration>PT5M9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